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5" style:family="paragraph" style:parent-style-name="Standard" style:list-style-name="L5">
      <style:paragraph-properties fo:margin-top="0cm" fo:margin-bottom="0.353cm" fo:line-height="115%" fo:text-align="start" style:justify-single-word="false"/>
      <style:text-properties style:use-window-font-color="true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 style:list-style-name="L6">
      <style:paragraph-properties fo:margin-top="0cm" fo:margin-bottom="0.353cm" fo:line-height="115%" fo:text-align="start" style:justify-single-word="false"/>
      <style:text-properties style:use-window-font-color="true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 style:list-style-name="L1">
      <style:paragraph-properties fo:margin-top="0cm" fo:margin-bottom="0.353cm" fo:line-height="115%" fo:text-align="start" style:justify-single-word="false"/>
    </style:style>
    <style:style style:name="P8" style:family="paragraph" style:parent-style-name="Standard" style:list-style-name="L2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2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language="en" fo:country="US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на визуализатор.</text:p>
      <text:list xml:id="list7998839989819522801" text:style-name="L1">
        <text:list-item>
          <text:p text:style-name="P3">С точки зрения интерфейса вызываемые функции модели - атомарны и неделимы.</text:p>
        </text:list-item>
        <text:list-item>
          <text:p text:style-name="P7"><text:span text:style-name="T1">Вместо того, чтобы прерывать работу для возможности визуализировать результат, модель ведет лог проделанных операций, который передается интерфейсу через метод: </text:span><text:span text:style-name="T1"><text:s/>Collection&lt;OperationLogEntry&gt; GetOperationLog()</text:span></text:p>
        </text:list-item>
        <text:list-item>
          <text:p text:style-name="P3">Класс OperationLogEntry имеет следующую структуру:</text:p>
          <text:list>
            <text:list-item>
              <text:p text:style-name="P3">Поле типа операции, имеющее перечислимый тип OperationType.</text:p>
            </text:list-item>
            <text:list-item>
              <text:p text:style-name="P3">Поле кэша, исполняющего операцию, имеющего целочисленный тип.</text:p>
            </text:list-item>
            <text:list-item>
              <text:p text:style-name="P4">Поле целочисленного номера кэша, которому отдали команду (на запись/чтение/инвалидацию)</text:p>
            </text:list-item>
          </text:list>
        </text:list-item>
      </text:list>
      <text:list xml:id="list8768264763650740575" text:style-name="L2">
        <text:list-item>
          <text:p text:style-name="P8">Перечислимый тип OperationType может принимать следующие значения:</text:p>
          <text:list>
            <text:list-item>
              <text:p text:style-name="P9">EXCLUSIVE_TO_EXCLUSIVE_READ: <text:span text:style-name="T2"><text:s/>кэш получил запрос на чтение из строки, которой он уже владеет.</text:span></text:p>
            </text:list-item>
          </text:list>
        </text:list-item>
      </text:list>
      <text:list xml:id="list6644692029223050028" text:style-name="L5">
        <text:list-item>
          <text:list>
            <text:list-item>
              <text:p text:style-name="P5">SHARED_TO_SHARED_READ: <text:span text:style-name="T2">кэш получил запрос на чтение из строки, владеник которой он разделяет.</text:span></text:p>
            </text:list-item>
          </text:list>
        </text:list-item>
      </text:list>
      <text:list xml:id="list3362434734100667281" text:style-name="L6">
        <text:list-item>
          <text:list>
            <text:list-item>
              <text:p text:style-name="P6">MODIFIED_TO_MODIFIED_READ: <text:span text:style-name="T2">кэш получил запрос на чтение из строки, которую он модифицировал.</text:span></text:p>
            </text:list-item>
          </text:list>
        </text:list-item>
      </text:list>
      <text:list xml:id="list31612359" text:continue-list="list8768264763650740575" text:style-name="L2">
        <text:list-item>
          <text:list>
            <text:list-item>
              <text:p text:style-name="P8">READ_REQUEST: строка кэша находится в состоянии Invalid и кэш опрашивает другие кэши, на предмет того есть ли в них такая же строка.</text:p>
            </text:list-item>
            <text:list-item>
              <text:p text:style-name="P8">READING_FROM_MEMORY: кэш извлекает строку из памяти</text:p>
            </text:list-item>
            <text:list-item>
              <text:p text:style-name="P8">INVALID_TO_EXCLUSIVE: в других кэшах нет подобной строки и кэш становится ее единственынм владельцем</text:p>
            </text:list-item>
            <text:list-item>
              <text:p text:style-name="P8">INVALID_TO_SHARED: в других кэшах есть подобная строка и кэш становится одним из ее совместных владельцев</text:p>
            </text:list-item>
            <text:list-item>
              <text:p text:style-name="P8">EXCLUSIVE_TO_SHARED: кэш получил запрос от другого кэша о владении строкой и теперь разделяет ее с этим новым кэшем</text:p>
            </text:list-item>
            <text:list-item>
              <text:p text:style-name="P8">SHARED_TO_SHARED: кэш получил запрос от другого кэша о владении строкой, но уже разделял ее с третьим(-ими) кэшем(-ами).</text:p>
            </text:list-item>
            <text:list-item>
              <text:p text:style-name="P8">WRITE_TO_MEMORY: кэш, ранее модифицировавший строку, перед инвалидацией/разделением помещает ее значение в память.</text:p>
            </text:list-item>
            <text:list-item>
              <text:p text:style-name="P8">MODIFIED_TO_SHARED: кэш, после записи модификации в память, готов разделить ее с новым читателем.</text:p>
            </text:list-item>
            <text:list-item>
              <text:p text:style-name="P8">MODIFIED_TO_MODIFIED_WRITE: <text:s/>кэш осуществляет запись в строку, уже помеченную, как модифицированную</text:p>
            </text:list-item>
            <text:list-item>
              <text:p text:style-name="P8"><text:soft-page-break/>EXCLUSIVE_TO_MODIFIED: кэш осуществляет запись в строку, для которой он - единственный владелец</text:p>
            </text:list-item>
            <text:list-item>
              <text:p text:style-name="P8">INVALIDATE_REQUEST: <text:s/>кэш собирается осуществить запись и просит все другие кэши инвалидировать эту запись.</text:p>
            </text:list-item>
            <text:list-item>
              <text:p text:style-name="P8">INVALID_TO_MODIFIED: кэш <text:s/>осуществляет запись, которой ранее не владел после того, как остальные осуществили инвалидацию. Чтения не происходит</text:p>
            </text:list-item>
            <text:list-item>
              <text:p text:style-name="P8">SHARED_TO_MODIFIED: кэш осуществляет записть запись после того, как остальные ее владельцы осуществили инвалидацию. Чтения не происходит</text:p>
            </text:list-item>
            <text:list-item>
              <text:p text:style-name="P8">EXCLUSIVE_TO_INVALID: кэш инвалидировал запись, единственным владельцем которой он являлся</text:p>
            </text:list-item>
            <text:list-item>
              <text:p text:style-name="P8">SHARED_TO_INVALID: кэш инвалидировал запись, одним из владельцев которой он являлся</text:p>
            </text:list-item>
            <text:list-item>
              <text:p text:style-name="P8">MODIFIED_TO_INVALID: кэш, после записи в память, инвалидирует ранее модифицированную строку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6T11:44:38.83</dc:date>
    <dc:creator>Vasiliy Kuzmin</dc:creator>
    <meta:editing-duration>PT15H36M2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2" meta:paragraph-count="27" meta:word-count="344" meta:character-count="2610"/>
  </office:meta>
</office:document-meta>
</file>